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201900959" calcext:value-type="float">
            <text:p>1,201900959</text:p>
          </table:table-cell>
          <table:table-cell office:value-type="float" office:value="0.5325465202" calcext:value-type="float">
            <text:p>0,5325465202</text:p>
          </table:table-cell>
          <table:table-cell office:value-type="float" office:value="0.0003753418277" calcext:value-type="float">
            <text:p>0,0003753418</text:p>
          </table:table-cell>
          <table:table-cell table:style-name="ce1" office:value-type="float" office:value="0.0000357468416" calcext:value-type="float">
            <text:p>3,57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441" calcext:value-type="float">
            <text:p>142441</text:p>
          </table:table-cell>
          <table:table-cell office:value-type="float" office:value="1.42644918" calcext:value-type="float">
            <text:p>1,42644918</text:p>
          </table:table-cell>
          <table:table-cell office:value-type="float" office:value="0.4988125563" calcext:value-type="float">
            <text:p>0,4988125563</text:p>
          </table:table-cell>
          <table:table-cell office:value-type="float" office:value="0.0001463726367" calcext:value-type="float">
            <text:p>0,0001463726</text:p>
          </table:table-cell>
          <table:table-cell table:style-name="ce1" office:value-type="float" office:value="0.000003570064337" calcext:value-type="float">
            <text:p>3,57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520" calcext:value-type="float">
            <text:p>142520</text:p>
          </table:table-cell>
          <table:table-cell office:value-type="float" office:value="1.042027593" calcext:value-type="float">
            <text:p>1,042027593</text:p>
          </table:table-cell>
          <table:table-cell office:value-type="float" office:value="0.5960136056" calcext:value-type="float">
            <text:p>0,5960136056</text:p>
          </table:table-cell>
          <table:table-cell table:style-name="ce1" office:value-type="float" office:value="0.00009633979789" calcext:value-type="float">
            <text:p>9,63E-005</text:p>
          </table:table-cell>
          <table:table-cell table:style-name="ce1" office:value-type="float" office:value="0.000003568140755" calcext:value-type="float">
            <text:p>3,57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556" calcext:value-type="float">
            <text:p>142556</text:p>
          </table:table-cell>
          <table:table-cell office:value-type="float" office:value="1.076924443" calcext:value-type="float">
            <text:p>1,076924443</text:p>
          </table:table-cell>
          <table:table-cell office:value-type="float" office:value="0.59741503" calcext:value-type="float">
            <text:p>0,59741503</text:p>
          </table:table-cell>
          <table:table-cell office:value-type="float" office:value="0.000260410161" calcext:value-type="float">
            <text:p>0,0002604102</text:p>
          </table:table-cell>
          <table:table-cell table:style-name="ce1" office:value-type="float" office:value="0.000003567262411" calcext:value-type="float">
            <text:p>3,57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705" calcext:value-type="float">
            <text:p>142705</text:p>
          </table:table-cell>
          <table:table-cell office:value-type="float" office:value="1.124805808" calcext:value-type="float">
            <text:p>1,124805808</text:p>
          </table:table-cell>
          <table:table-cell office:value-type="float" office:value="0.5999809504" calcext:value-type="float">
            <text:p>0,5999809504</text:p>
          </table:table-cell>
          <table:table-cell table:style-name="ce1" office:value-type="float" office:value="0.000064143911" calcext:value-type="float">
            <text:p>6,41E-005</text:p>
          </table:table-cell>
          <table:table-cell table:style-name="ce1" office:value-type="float" office:value="0.000003563550536" calcext:value-type="float">
            <text:p>3,56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733" calcext:value-type="float">
            <text:p>142733</text:p>
          </table:table-cell>
          <table:table-cell office:value-type="float" office:value="1.052510858" calcext:value-type="float">
            <text:p>1,052510858</text:p>
          </table:table-cell>
          <table:table-cell office:value-type="float" office:value="0.5963317156" calcext:value-type="float">
            <text:p>0,5963317156</text:p>
          </table:table-cell>
          <table:table-cell office:value-type="float" office:value="0.0002493987849" calcext:value-type="float">
            <text:p>0,0002493988</text:p>
          </table:table-cell>
          <table:table-cell table:style-name="ce1" office:value-type="float" office:value="0.000003562839538" calcext:value-type="float">
            <text:p>3,56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837" calcext:value-type="float">
            <text:p>142837</text:p>
          </table:table-cell>
          <table:table-cell office:value-type="float" office:value="1.076275706" calcext:value-type="float">
            <text:p>1,076275706</text:p>
          </table:table-cell>
          <table:table-cell office:value-type="float" office:value="0.5988323689" calcext:value-type="float">
            <text:p>0,5988323689</text:p>
          </table:table-cell>
          <table:table-cell office:value-type="float" office:value="0.0002705965017" calcext:value-type="float">
            <text:p>0,0002705965</text:p>
          </table:table-cell>
          <table:table-cell table:style-name="ce1" office:value-type="float" office:value="0.000007120960163" calcext:value-type="float">
            <text:p>7,12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2979" calcext:value-type="float">
            <text:p>142979</text:p>
          </table:table-cell>
          <table:table-cell office:value-type="float" office:value="1.079298258" calcext:value-type="float">
            <text:p>1,079298258</text:p>
          </table:table-cell>
          <table:table-cell office:value-type="float" office:value="0.5986453295" calcext:value-type="float">
            <text:p>0,5986453295</text:p>
          </table:table-cell>
          <table:table-cell table:style-name="ce1" office:value-type="float" office:value="0.00007469588309" calcext:value-type="float">
            <text:p>7,47E-005</text:p>
          </table:table-cell>
          <table:table-cell table:style-name="ce1" office:value-type="float" office:value="0.000003556946695" calcext:value-type="float">
            <text:p>3,56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028" calcext:value-type="float">
            <text:p>143028</text:p>
          </table:table-cell>
          <table:table-cell office:value-type="float" office:value="1.378633499" calcext:value-type="float">
            <text:p>1,378633499</text:p>
          </table:table-cell>
          <table:table-cell office:value-type="float" office:value="0.5862436295" calcext:value-type="float">
            <text:p>0,5862436295</text:p>
          </table:table-cell>
          <table:table-cell office:value-type="float" office:value="0.0003093487176" calcext:value-type="float">
            <text:p>0,0003093487</text:p>
          </table:table-cell>
          <table:table-cell table:style-name="ce1" office:value-type="float" office:value="0.000007111465038" calcext:value-type="float">
            <text:p>7,11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217" calcext:value-type="float">
            <text:p>143217</text:p>
          </table:table-cell>
          <table:table-cell office:value-type="float" office:value="1.111376762" calcext:value-type="float">
            <text:p>1,111376762</text:p>
          </table:table-cell>
          <table:table-cell office:value-type="float" office:value="0.5994632244" calcext:value-type="float">
            <text:p>0,5994632244</text:p>
          </table:table-cell>
          <table:table-cell office:value-type="float" office:value="0.0001811105321" calcext:value-type="float">
            <text:p>0,0001811105</text:p>
          </table:table-cell>
          <table:table-cell table:style-name="ce1" office:value-type="float" office:value="0.000003551186865" calcext:value-type="float">
            <text:p>3,55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570203066" calcext:value-type="float">
            <text:p>1,1570203066</text:p>
          </table:table-cell>
          <table:table-cell table:formula="of:=AVERAGE([.D2:.D11])" office:value-type="float" office:value="0.58042849304" calcext:value-type="float">
            <text:p>0,580428493</text:p>
          </table:table-cell>
          <table:table-cell table:formula="of:=AVERAGE([.E2:.E11])" office:value-type="float" office:value="0.000202775875368" calcext:value-type="float">
            <text:p>0,0002027759</text:p>
          </table:table-cell>
          <table:table-cell table:formula="of:=AVERAGE([.F2:.F11])" office:value-type="float" office:value="0.0000074919257938" calcext:value-type="float">
            <text:p>7,4919257938E-006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00:36.468187779</dc:date>
    <meta:document-statistic meta:table-count="1" meta:cell-count="70" meta:object-count="0"/>
    <meta:generator>LibreOffice/4.1.4.2$Linux_X86_64 LibreOffice_project/410m0$Build-2</meta:generator>
  </office:meta>
</office:document-meta>
</file>